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B8000002DB9DD0BB627F6D2F50.png" manifest:media-type="image/png"/>
  <manifest:file-entry manifest:full-path="Pictures/1000000000000050000001985428DAAA7B47FAA1.png" manifest:media-type="image/png"/>
  <manifest:file-entry manifest:full-path="Pictures/100000000000015D0000024F590608F2828D88E3.png" manifest:media-type="image/png"/>
  <manifest:file-entry manifest:full-path="Pictures/1000000000000360000002653B0C02D5D3B5590F.png" manifest:media-type="image/png"/>
  <manifest:file-entry manifest:full-path="Pictures/100000000000031C0000020CF27669757AFA3F0E.png" manifest:media-type="image/png"/>
  <manifest:file-entry manifest:full-path="Pictures/100000000000005E00000170CE958827B9EC79B3.png" manifest:media-type="image/png"/>
  <manifest:file-entry manifest:full-path="Pictures/100000000000011F0000013D02F15A87CB0DBEF4.png" manifest:media-type="image/png"/>
  <manifest:file-entry manifest:full-path="Pictures/10000000000000FF000001566CA918A5CAC971E1.png" manifest:media-type="image/png"/>
  <manifest:file-entry manifest:full-path="Pictures/1000000000000122000003119F8C5AE3159BDAE1.png" manifest:media-type="image/png"/>
  <manifest:file-entry manifest:full-path="Pictures/100000000000015B0000015DFF4572A78BE5C82C.png" manifest:media-type="image/png"/>
  <manifest:file-entry manifest:full-path="Pictures/1000000000000178000001FCFDD76354B2D2E416.png" manifest:media-type="image/png"/>
  <manifest:file-entry manifest:full-path="Pictures/1000000000000178000001592621240E21144AAD.png" manifest:media-type="image/png"/>
  <manifest:file-entry manifest:full-path="Pictures/100000000000020D0000025617F3395AA8C6BEDC.png" manifest:media-type="image/png"/>
  <manifest:file-entry manifest:full-path="Pictures/10000000000000C500000151FC2B0A5DD38BDF5E.png" manifest:media-type="image/png"/>
  <manifest:file-entry manifest:full-path="Pictures/10000000000005180000034C49435C2CC175F44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25cm" fo:min-width="8.2cm"/>
      <style:paragraph-properties style:writing-mode="lr-tb"/>
    </style:style>
    <style:style style:name="gr2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34.4cm" fo:min-width="15.2cm" fo:padding-top="0.025cm" fo:padding-bottom="0.025cm" fo:padding-left="0.025cm" fo:padding-right="0.025cm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fo:min-height="1.75cm" fo:min-width="10.5cm"/>
    </style:style>
    <style:style style:name="gr5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45cm" fo:min-width="8.2cm"/>
      <style:paragraph-properties style:writing-mode="lr-tb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95cm" fo:min-width="8.2cm"/>
      <style:paragraph-properties style:writing-mode="lr-tb"/>
    </style:style>
    <style:style style:name="gr8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5cm" fo:min-width="8.2cm"/>
      <style:paragraph-properties style:writing-mode="lr-tb"/>
    </style:style>
    <style:style style:name="gr9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577cm" fo:min-width="8.2cm"/>
      <style:paragraph-properties style:writing-mode="lr-tb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1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1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1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45cm" fo:min-width="8.2cm"/>
      <style:paragraph-properties style:writing-mode="lr-tb"/>
    </style:style>
    <style:style style:name="gr15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6cm" fo:min-width="0.7cm" draw:shadow-opacity="50%"/>
    </style:style>
    <style:style style:name="gr16" style:family="graphic" style:parent-style-name="standard">
      <style:graphic-properties draw:fill="solid" draw:fill-color="#e8f2a1" draw:textarea-horizontal-align="justify" draw:textarea-vertical-align="middle" draw:auto-grow-height="false" fo:min-height="3cm" fo:min-width="1.85cm"/>
    </style:style>
    <style:style style:name="gr17" style:family="graphic" style:parent-style-name="objectwithoutfill">
      <style:graphic-properties svg:stroke-width="0.05cm" svg:stroke-color="#ff0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18" style:family="graphic" style:parent-style-name="objectwithoutfill">
      <style:graphic-properties draw:stroke="dash" draw:stroke-dash="Dash" svg:stroke-width="0.05cm" svg:stroke-color="#ff4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19" style:family="graphic" style:parent-style-name="objectwithoutfill">
      <style:graphic-properties draw:stroke="dash" draw:stroke-dash="Dot" svg:stroke-width="0.05cm" svg:stroke-color="#ff0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0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21" style:family="graphic" style:parent-style-name="objectwithoutfill">
      <style:graphic-properties svg:stroke-width="0.05cm" svg:stroke-color="#ff4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2" style:family="graphic" style:parent-style-name="standard">
      <style:graphic-properties draw:fill="solid" draw:fill-color="#00a933" draw:textarea-horizontal-align="justify" draw:textarea-vertical-align="middle" draw:auto-grow-height="false" fo:min-height="0.3cm" fo:min-width="3cm" style:writing-mode="lr-tb"/>
      <style:paragraph-properties style:writing-mode="lr-tb"/>
    </style:style>
    <style:style style:name="gr23" style:family="graphic" style:parent-style-name="objectwithoutfill">
      <style:graphic-properties svg:stroke-width="0.05cm" svg:stroke-color="#000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4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25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/>
    </style:style>
    <style:style style:name="gr26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9cm" fo:min-width="8.2cm"/>
      <style:paragraph-properties style:writing-mode="lr-tb"/>
    </style:style>
    <style:style style:name="gr27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28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29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3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3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3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3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3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35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36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3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38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39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5cm" fo:min-width="8.2cm"/>
      <style:paragraph-properties style:writing-mode="lr-tb"/>
    </style:style>
    <style:style style:name="gr42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4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28cm"/>
      <style:paragraph-properties style:writing-mode="lr-tb"/>
    </style:style>
    <style:style style:name="gr4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75cm"/>
      <style:paragraph-properties style:writing-mode="lr-tb"/>
    </style:style>
    <style:style style:name="gr45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788cm"/>
      <style:paragraph-properties style:writing-mode="lr-tb"/>
    </style:style>
    <style:style style:name="gr46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28cm"/>
      <style:paragraph-properties style:writing-mode="lr-tb"/>
    </style:style>
    <style:style style:name="gr4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15cm"/>
      <style:paragraph-properties style:writing-mode="lr-tb"/>
    </style:style>
    <style:style style:name="gr48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797cm"/>
      <style:paragraph-properties style:writing-mode="lr-tb"/>
    </style:style>
    <style:style style:name="gr49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06cm"/>
      <style:paragraph-properties style:writing-mode="lr-tb"/>
    </style:style>
    <style:style style:name="gr5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806cm"/>
      <style:paragraph-properties style:writing-mode="lr-tb"/>
    </style:style>
    <style:style style:name="gr5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5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94cm"/>
      <style:paragraph-properties style:writing-mode="lr-tb"/>
    </style:style>
    <style:style style:name="gr5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94cm"/>
      <style:paragraph-properties style:writing-mode="lr-tb"/>
    </style:style>
    <style:style style:name="gr54" style:family="graphic" style:parent-style-name="objectwithoutfill">
      <style:graphic-properties svg:stroke-width="0.05cm" svg:stroke-color="#ff8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55" style:family="graphic" style:parent-style-name="objectwithoutfill">
      <style:graphic-properties svg:stroke-width="0.05cm" svg:stroke-color="#999999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56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25cm" fo:min-width="0.5cm" fo:padding-top="0.025cm" fo:padding-bottom="0.025cm" fo:padding-left="0.025cm" fo:padding-right="0.025cm" style:writing-mode="lr-tb"/>
      <style:paragraph-properties style:writing-mode="lr-tb"/>
    </style:style>
    <style:style style:name="gr5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cm"/>
      <style:paragraph-properties style:writing-mode="lr-tb"/>
    </style:style>
    <style:style style:name="gr58" style:family="graphic" style:parent-style-name="objectwithoutfill">
      <style:graphic-properties svg:stroke-width="0.05cm" svg:stroke-color="#3465a4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59" style:family="graphic" style:parent-style-name="standard">
      <style:graphic-properties svg:stroke-width="0.02cm" draw:marker-start-width="0.33cm" draw:marker-end-width="0.33cm" draw:fill="solid" draw:fill-color="#ffffff" loext:fill-use-slide-background="false" draw:textarea-horizontal-align="justify" draw:textarea-vertical-align="middle" draw:auto-grow-height="false" fo:min-height="0.18cm" fo:min-width="0.43cm" fo:padding-top="0.01cm" fo:padding-bottom="0.01cm" fo:padding-left="0.01cm" fo:padding-right="0.01cm" style:writing-mode="lr-tb"/>
      <style:paragraph-properties style:writing-mode="lr-tb"/>
    </style:style>
    <style:style style:name="gr6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6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2.33cm"/>
      <style:paragraph-properties style:writing-mode="lr-tb"/>
    </style:style>
    <style:style style:name="gr6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6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3cm"/>
      <style:paragraph-properties style:writing-mode="lr-tb"/>
    </style:style>
    <style:style style:name="gr6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9cm, 0cm, 0cm, 0cm)" draw:image-opacity="100%" style:mirror="none"/>
    </style:style>
    <style:style style:name="gr65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66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6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6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fill="solid" draw:fill-color="#b2b2b2" draw:textarea-horizontal-align="justify" draw:textarea-vertical-align="middle" draw:auto-grow-height="false" fo:min-height="1.3cm" fo:min-width="1.974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loext:graphic-properties draw:fill="solid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10pt"/>
    </style:style>
    <style:style style:name="P6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729fcf" draw:opacity="50%"/>
      <style:paragraph-properties fo:text-align="center"/>
    </style:style>
    <style:style style:name="P9" style:family="paragraph">
      <loext:graphic-properties draw:fill="solid" draw:fill-color="#e8f2a1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00a933"/>
      <style:paragraph-properties fo:text-align="center" style:writing-mode="lr-tb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 style:font-size-asian="8pt" style:font-size-complex="8pt"/>
    </style:style>
    <style:style style:name="P14" style:family="paragraph">
      <loext:graphic-properties draw:fill="solid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 style:font-size-asian="8pt" style:font-size-complex="8pt"/>
    </style:style>
    <style:style style:name="P15" style:family="paragraph">
      <loext:graphic-properties draw:fill="solid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6pt" style:font-size-asian="6pt" style:font-size-complex="6pt"/>
    </style:style>
    <style:style style:name="P16" style:family="paragraph"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18" style:family="paragraph">
      <style:paragraph-properties fo:text-align="center"/>
      <style:text-properties fo:font-size="7pt" style:font-size-asian="7pt" style:font-size-complex="7pt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7pt" style:font-size-asian="7pt" style:font-size-complex="7pt"/>
    </style:style>
    <style:style style:name="P20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2.224cm"/>
        </style:tab-stops>
      </style:paragraph-properties>
    </style:style>
    <style:style style:name="P21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>
        <style:tab-stops>
          <style:tab-stop style:position="2.224cm"/>
        </style:tab-stops>
      </style:paragraph-properties>
    </style:style>
    <style:style style:name="T1" style:family="text">
      <style:text-properties style:font-name="Arial1" fo:font-size="10pt"/>
    </style:style>
    <style:style style:name="T2" style:family="text">
      <style:text-properties style:font-name="Arial1" fo:font-size="20pt" style:font-size-asian="20pt" style:font-size-complex="20pt"/>
    </style:style>
    <style:style style:name="T3" style:family="text">
      <style:text-properties style:font-name="Arial1" fo:font-size="8pt" style:font-size-asian="8pt" style:font-size-complex="8pt"/>
    </style:style>
    <style:style style:name="T4" style:family="text">
      <style:text-properties style:font-name="Arial1"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Frontdruck" svg:width="8.982cm" svg:height="1.25cm" draw:transform="rotate (1.5707963267949) translate (18.5cm 28.2cm)">
          <draw:text-box>
            <text:p text:style-name="P1"><text:span text:style-name="T1">Massstab</text:span><text:span text:style-name="T1"><text:tab/></text:span><text:span text:style-name="T1">1:2</text:span></text:p>
            <text:p text:style-name="P1"><text:span text:style-name="T1">File</text:span><text:span text:style-name="T1"><text:tab/></text:span><text:span text:style-name="T1"><text:file-name text:display="name">20240125a_wandverteiler_volta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custom-shape draw:style-name="gr2" draw:text-style-name="P3" draw:layer="layout" svg:width="15.25cm" svg:height="34.45cm" svg:x="2.75cm" svg:y="-2.55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4" draw:layer="layout" svg:width="10.5cm" svg:height="1.75cm" svg:x="5.125cm" svg:y="2.5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8.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15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21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27.55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2" draw:layer="layout" svg:width="1.882cm" svg:height="0.45cm" svg:x="18.118cm" svg:y="1.05cm">
          <draw:text-box>
            <text:p text:style-name="P1"><text:span text:style-name="T1">VA60CN</text:span></text:p>
          </draw:text-box>
        </draw:frame>
        <draw:frame draw:style-name="gr6" draw:text-style-name="P3" draw:layer="layout" svg:width="3.6cm" svg:height="6.097cm" svg:x="5.2cm" svg:y="0.403cm">
          <draw:image xlink:href="Pictures/100000000000015D0000024F590608F2828D88E3.png" xlink:type="simple" xlink:show="embed" xlink:actuate="onLoad" draw:mime-type="image/png">
            <text:p/>
          </draw:image>
        </draw:frame>
        <draw:frame draw:style-name="gr6" draw:text-style-name="P3" draw:layer="layout" svg:width="3.6cm" svg:height="6.097cm" svg:x="8.8cm" svg:y="0.4cm">
          <draw:image xlink:href="Pictures/100000000000015D0000024F590608F2828D88E3.png" xlink:type="simple" xlink:show="embed" xlink:actuate="onLoad" draw:mime-type="image/png">
            <text:p/>
          </draw:image>
        </draw:frame>
        <draw:g>
          <draw:frame draw:style-name="gr6" draw:text-style-name="P3" draw:layer="layout" svg:width="4.15cm" svg:height="2.944cm" svg:x="11.5cm" svg:y="20.856cm">
            <draw:image xlink:href="Pictures/1000000000000360000002653B0C02D5D3B5590F.png" xlink:type="simple" xlink:show="embed" xlink:actuate="onLoad" draw:mime-type="image/png">
              <text:p/>
            </draw:image>
          </draw:frame>
          <draw:frame draw:style-name="gr7" draw:text-style-name="P5" draw:layer="layout" svg:width="2.5cm" svg:height="0.395cm" svg:x="12.25cm" svg:y="21.556cm">
            <draw:text-box>
              <text:p text:style-name="P1"><text:span text:style-name="T1">USB 4xRS485</text:span></text:p>
            </draw:text-box>
          </draw:frame>
        </draw:g>
        <draw:g>
          <draw:frame draw:style-name="gr6" draw:text-style-name="P3" draw:layer="layout" svg:width="7.25cm" svg:height="4.773cm" svg:x="8.4cm" svg:y="13.5cm">
            <draw:image xlink:href="Pictures/100000000000031C0000020CF27669757AFA3F0E.png" xlink:type="simple" xlink:show="embed" xlink:actuate="onLoad" draw:mime-type="image/png">
              <text:p/>
            </draw:image>
          </draw:frame>
          <draw:frame draw:style-name="gr8" draw:text-style-name="P5" draw:layer="layout" svg:width="3cm" svg:height="0.5cm" svg:x="10.3cm" svg:y="15.5cm">
            <draw:text-box>
              <text:p text:style-name="P1"><text:span text:style-name="T1">RS485 8x Relais</text:span></text:p>
            </draw:text-box>
          </draw:frame>
        </draw:g>
        <draw:frame draw:style-name="gr6" draw:text-style-name="P3" draw:layer="layout" svg:width="1.027cm" svg:height="4.022cm" svg:x="5.3cm" svg:y="26.378cm">
          <draw:image xlink:href="Pictures/100000000000005E00000170CE958827B9EC79B3.png" xlink:type="simple" xlink:show="embed" xlink:actuate="onLoad" draw:mime-type="image/png">
            <text:p/>
          </draw:image>
        </draw:frame>
        <draw:frame draw:style-name="gr6" draw:text-style-name="P3" draw:layer="layout" svg:width="8.137cm" svg:height="22.03cm" svg:x="21.363cm" svg:y="1.27cm">
          <draw:image xlink:href="Pictures/1000000000000122000003119F8C5AE3159BDAE1.png" xlink:type="simple" xlink:show="embed" xlink:actuate="onLoad" draw:mime-type="image/png">
            <text:p/>
          </draw:image>
        </draw:frame>
        <draw:frame draw:style-name="gr9" draw:text-style-name="P6" draw:layer="layout" svg:width="4.9cm" svg:height="1.577cm" svg:x="7.8cm" svg:y="28cm">
          <draw:text-box>
            <text:p text:style-name="P1"><text:span text:style-name="T2">Reserve</text:span></text:p>
          </draw:text-box>
        </draw:frame>
        <draw:frame draw:style-name="gr10" draw:text-style-name="P3" draw:layer="layout" svg:width="5.22cm" svg:height="5.25cm" svg:x="10.4cm" svg:y="25.6cm">
          <draw:image xlink:href="Pictures/100000000000015B0000015DFF4572A78BE5C82C.png" xlink:type="simple" xlink:show="embed" xlink:actuate="onLoad" draw:mime-type="image/png">
            <text:p text:style-name="P7">SW-005</text:p>
            <text:p text:style-name="P7">Ethernet </text:p>
            <text:p text:style-name="P7">Switch</text:p>
            <text:p text:style-name="P7">5 Port</text:p>
          </draw:image>
        </draw:frame>
        <draw:g>
          <draw:frame draw:style-name="gr6" draw:text-style-name="P3" draw:layer="layout" svg:width="3.55cm" svg:height="4.562cm" svg:x="6.8cm" svg:y="26.238cm">
            <draw:image xlink:href="Pictures/10000000000000FF000001566CA918A5CAC971E1.png" xlink:type="simple" xlink:show="embed" xlink:actuate="onLoad" draw:mime-type="image/png">
              <text:p/>
            </draw:image>
          </draw:frame>
          <draw:frame draw:style-name="gr11" draw:text-style-name="P5" draw:layer="layout" svg:width="2.713cm" svg:height="0.832cm" draw:transform="rotate (1.5707963267949) translate (8.768cm 29.495cm)">
            <draw:text-box>
              <text:p text:style-name="P1"><text:span text:style-name="T1">DSP60-24</text:span></text:p>
            </draw:text-box>
          </draw:frame>
          <draw:frame draw:style-name="gr12" draw:text-style-name="P5" draw:layer="layout" svg:width="2.713cm" svg:height="0.832cm" draw:transform="rotate (1.5707963267949) translate (8.768cm 29.495cm)">
            <draw:text-box>
              <text:p text:style-name="P1"><text:span text:style-name="T1">DSP60-24</text:span></text:p>
            </draw:text-box>
          </draw:frame>
        </draw:g>
        <draw:g>
          <draw:frame draw:style-name="gr6" draw:text-style-name="P3" draw:layer="layout" svg:width="4.495cm" svg:height="4.965cm" svg:x="22.805cm" svg:y="25.335cm">
            <draw:image xlink:href="Pictures/100000000000011F0000013D02F15A87CB0DBEF4.png" xlink:type="simple" xlink:show="embed" xlink:actuate="onLoad" draw:mime-type="image/png">
              <text:p/>
            </draw:image>
          </draw:frame>
          <draw:frame draw:style-name="gr13" draw:text-style-name="P5" draw:layer="layout" svg:width="2.832cm" svg:height="0.832cm" draw:transform="rotate (1.5707963267949) translate (25.173cm 28.967cm)">
            <draw:text-box>
              <text:p text:style-name="P1"><text:span text:style-name="T1">DSP100-24</text:span></text:p>
            </draw:text-box>
          </draw:frame>
        </draw:g>
        <draw:g>
          <draw:frame draw:style-name="gr6" draw:text-style-name="P3" draw:layer="layout" svg:width="0.875cm" svg:height="4.466cm" svg:x="7.625cm" svg:y="7.434cm">
            <draw:image xlink:href="Pictures/1000000000000050000001985428DAAA7B47FAA1.png" xlink:type="simple" xlink:show="embed" xlink:actuate="onLoad" draw:mime-type="image/png">
              <text:p/>
            </draw:image>
          </draw:frame>
          <draw:frame draw:style-name="gr14" draw:text-style-name="P5" draw:layer="layout" svg:width="2.832cm" svg:height="0.45cm" draw:transform="rotate (1.5707963267949) translate (7.825cm 11.2cm)">
            <draw:text-box>
              <text:p text:style-name="P1"><text:span text:style-name="T1">DDR-15G-5</text:span></text:p>
            </draw:text-box>
          </draw:frame>
        </draw:g>
        <draw:frame draw:style-name="gr6" draw:text-style-name="P3" draw:layer="layout" svg:width="3.6cm" svg:height="6.097cm" svg:x="12.2cm" svg:y="0.401cm">
          <draw:image xlink:href="Pictures/100000000000015D0000024F590608F2828D88E3.png" xlink:type="simple" xlink:show="embed" xlink:actuate="onLoad" draw:mime-type="image/png">
            <text:p/>
          </draw:image>
        </draw:frame>
        <draw:frame draw:style-name="gr6" draw:text-style-name="P3" draw:layer="layout" svg:width="3.642cm" svg:height="6.05cm" svg:x="4.9cm" svg:y="12.9cm">
          <draw:image xlink:href="Pictures/10000000000001B8000002DB9DD0BB627F6D2F50.png" xlink:type="simple" xlink:show="embed" xlink:actuate="onLoad" draw:mime-type="image/png">
            <text:p/>
          </draw:image>
        </draw:frame>
        <draw:frame draw:style-name="gr6" draw:text-style-name="P3" draw:layer="layout" svg:width="2.5cm" svg:height="3.378cm" svg:x="5.1cm" svg:y="8.122cm">
          <draw:image xlink:href="Pictures/1000000000000178000001FCFDD76354B2D2E416.png" xlink:type="simple" xlink:show="embed" xlink:actuate="onLoad" draw:mime-type="image/png">
            <text:p/>
          </draw:image>
        </draw:frame>
        <draw:frame draw:style-name="gr6" draw:text-style-name="P3" draw:layer="layout" svg:width="3.161cm" svg:height="2.9cm" svg:x="8.339cm" svg:y="20.7cm">
          <draw:image xlink:href="Pictures/1000000000000178000001592621240E21144AAD.png" xlink:type="simple" xlink:show="embed" xlink:actuate="onLoad" draw:mime-type="image/png">
            <text:p/>
          </draw:image>
        </draw:frame>
        <draw:frame draw:style-name="gr6" draw:text-style-name="P3" draw:layer="layout" svg:width="3cm" svg:height="3.19cm" svg:x="5cm" svg:y="20.5cm">
          <draw:image xlink:href="Pictures/100000000000020D0000025617F3395AA8C6BEDC.png" xlink:type="simple" xlink:show="embed" xlink:actuate="onLoad" draw:mime-type="image/png">
            <text:p/>
          </draw:image>
        </draw:frame>
        <draw:custom-shape draw:style-name="gr15" draw:text-style-name="P8" draw:layer="layout" svg:width="0.7cm" svg:height="0.6cm" svg:x="6.4cm" svg:y="25.1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16" draw:text-style-name="P9" draw:layer="layout" svg:width="1.85cm" svg:height="3cm" svg:x="3.2cm" svg:y="1.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1.85cm" svg:height="3cm" svg:x="15.85cm" svg:y="2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16" draw:text-style-name="P9" draw:layer="layout" svg:width="1.85cm" svg:height="3cm" svg:x="3.2cm" svg:y="8.1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1.85cm" svg:height="3cm" svg:x="15.85cm" svg:y="8.25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16" draw:text-style-name="P9" draw:layer="layout" svg:width="1.85cm" svg:height="3cm" svg:x="3.2cm" svg:y="14.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1.85cm" svg:height="3cm" svg:x="15.85cm" svg:y="14.5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16" draw:text-style-name="P9" draw:layer="layout" svg:width="1.85cm" svg:height="3cm" svg:x="3.2cm" svg:y="20.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1.85cm" svg:height="3cm" svg:x="15.85cm" svg:y="20.75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16" draw:text-style-name="P9" draw:layer="layout" svg:width="1.85cm" svg:height="3cm" svg:x="3.2cm" svg:y="26.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1.85cm" svg:height="3cm" svg:x="15.85cm" svg:y="27cm">
            <text:p/>
            <draw:enhanced-geometry svg:viewBox="0 0 21600 21600" draw:type="rectangle" draw:enhanced-path="M 0 0 L 21600 0 21600 21600 0 21600 0 0 Z N"/>
          </draw:custom-shape>
        </draw:g>
        <draw:line draw:style-name="gr17" draw:text-style-name="P10" draw:layer="layout" svg:x1="8.9cm" svg:y1="25.4cm" svg:x2="10.9cm" svg:y2="23.5cm">
          <text:p/>
        </draw:line>
        <draw:line draw:style-name="gr17" draw:text-style-name="P10" draw:layer="layout" svg:x1="8.901cm" svg:y1="25.4cm" svg:x2="8.5cm" svg:y2="23.6cm">
          <text:p/>
        </draw:line>
        <draw:line draw:style-name="gr17" draw:text-style-name="P10" draw:layer="layout" svg:x1="8.901cm" svg:y1="25.4cm" svg:x2="8.901cm" svg:y2="23.6cm">
          <text:p/>
        </draw:line>
        <draw:line draw:style-name="gr17" draw:text-style-name="P10" draw:layer="layout" svg:x1="8.901cm" svg:y1="25.4cm" svg:x2="9.4cm" svg:y2="23.6cm">
          <text:p/>
        </draw:line>
        <draw:line draw:style-name="gr17" draw:text-style-name="P10" draw:layer="layout" svg:x1="8.901cm" svg:y1="25.4cm" svg:x2="9.7cm" svg:y2="23.5cm">
          <text:p/>
        </draw:line>
        <draw:line draw:style-name="gr17" draw:text-style-name="P10" draw:layer="layout" svg:x1="8.901cm" svg:y1="25.4cm" svg:x2="10.1cm" svg:y2="23.5cm">
          <text:p/>
        </draw:line>
        <draw:line draw:style-name="gr17" draw:text-style-name="P10" draw:layer="layout" svg:x1="8.901cm" svg:y1="25.4cm" svg:x2="10.5cm" svg:y2="23.5cm">
          <text:p/>
        </draw:line>
        <draw:polyline draw:style-name="gr17" draw:text-style-name="P10" draw:layer="layout" svg:width="3.299cm" svg:height="0.599cm" svg:x="9.7cm" svg:y="0cm" svg:viewBox="0 0 3300 600" draw:points="0,600 100,0 3300,0 3299,600">
          <text:p/>
        </draw:polyline>
        <draw:polyline draw:style-name="gr17" draw:text-style-name="P10" draw:layer="layout" svg:width="3.599cm" svg:height="0.499cm" svg:x="6.1cm" svg:y="0.1cm" svg:viewBox="0 0 3600 500" draw:points="0,500 100,0 3600,0 3600,500">
          <text:p/>
        </draw:polyline>
        <draw:polyline draw:style-name="gr17" draw:text-style-name="P10" draw:layer="layout" svg:width="2.599cm" svg:height="0.399cm" svg:x="3.5cm" svg:y="0.2cm" svg:viewBox="0 0 2600 400" draw:points="0,100 2600,0 2600,400">
          <text:p/>
        </draw:polyline>
        <draw:polyline draw:style-name="gr17" draw:text-style-name="P10" draw:layer="layout" svg:width="2.599cm" svg:height="2.399cm" svg:x="5.3cm" svg:y="10.7cm" svg:viewBox="0 0 2600 2400" draw:points="300,0 0,0 2600,1900 2500,2400">
          <text:p/>
        </draw:polyline>
        <draw:polyline draw:style-name="gr18" draw:text-style-name="P10" draw:layer="layout" svg:width="5.899cm" svg:height="11.599cm" svg:x="4.4cm" svg:y="7.8cm" svg:viewBox="0 0 5900 11600" draw:points="1100,900 1200,0 0,0 100,11500 5800,11600 5900,10200">
          <text:p/>
        </draw:polyline>
        <draw:polyline draw:style-name="gr17" draw:text-style-name="P10" draw:layer="layout" svg:width="1.799cm" svg:height="2.399cm" svg:x="3.9cm" svg:y="10.6cm" svg:viewBox="0 0 1800 2400" draw:points="0,2400 1400,100 1800,0">
          <text:p/>
        </draw:polyline>
        <draw:polyline draw:style-name="gr18" draw:text-style-name="P10" draw:layer="layout" svg:width="7.099cm" svg:height="16.199cm" svg:x="4.2cm" svg:y="7.7cm" svg:viewBox="0 0 7100 16200" draw:points="7100,15700 7100,16200 200,16200 0,0 1500,0 1400,1100">
          <text:p/>
        </draw:polyline>
        <draw:line draw:style-name="gr19" draw:text-style-name="P10" draw:layer="layout" svg:x1="3.3cm" svg:y1="-5.5cm" svg:x2="4.9cm" svg:y2="-1cm">
          <text:p/>
        </draw:line>
        <draw:line draw:style-name="gr19" draw:text-style-name="P10" draw:layer="layout" svg:x1="3.9cm" svg:y1="-5.7cm" svg:x2="4.9cm" svg:y2="-1cm">
          <text:p/>
        </draw:line>
        <draw:line draw:style-name="gr19" draw:text-style-name="P10" draw:layer="layout" svg:x1="4.6cm" svg:y1="-5.7cm" svg:x2="4.9cm" svg:y2="-1cm">
          <text:p/>
        </draw:line>
        <draw:line draw:style-name="gr19" draw:text-style-name="P10" draw:layer="layout" svg:x1="5.1cm" svg:y1="-5.7cm" svg:x2="4.9cm" svg:y2="-1cm">
          <text:p/>
        </draw:line>
        <draw:frame draw:style-name="gr20" draw:text-style-name="P2" draw:layer="layout" svg:width="1.882cm" svg:height="0.789cm" svg:x="3.018cm" svg:y="-6.489cm">
          <draw:text-box>
            <text:p text:style-name="P1"><text:span text:style-name="T1">Fernleitung „Automatik“</text:span></text:p>
          </draw:text-box>
        </draw:frame>
        <draw:polyline draw:style-name="gr19" draw:text-style-name="P10" draw:layer="layout" svg:width="8.099cm" svg:height="20.099cm" svg:x="4.8cm" svg:y="-1cm" svg:viewBox="0 0 8100 20100" draw:points="8100,18900 8100,20100 0,20100 100,0">
          <text:p/>
        </draw:polyline>
        <draw:polyline draw:style-name="gr21" draw:text-style-name="P10" draw:layer="layout" svg:width="3.55cm" svg:height="1.551cm" draw:transform="rotate (1.00618231377473) translate (11.0739793625848cm 20.7568394658468cm)" svg:viewBox="0 0 3551 1552" draw:points="0,268 422,0 1524,1552 3551,267">
          <text:p/>
        </draw:polyline>
        <draw:polyline draw:style-name="gr17" draw:text-style-name="P10" draw:layer="layout" svg:width="5.819cm" svg:height="0.995cm" draw:transform="rotate (-0.0860447321233207) translate (8.98763112553053cm 24.4072641275888cm)" svg:viewBox="0 0 5820 996" draw:points="0,996 5734,0 5820,996">
          <text:p/>
        </draw:polyline>
        <draw:custom-shape draw:style-name="gr22" draw:text-style-name="P11" draw:layer="layout" svg:width="3cm" svg:height="0.3cm" draw:transform="rotate (1.5707963267949) translate (6.4cm 30.1cm)">
          <text:p text:style-name="P7">GND 4x</text:p>
          <draw:enhanced-geometry svg:viewBox="0 0 21600 21600" draw:type="rectangle" draw:enhanced-path="M 0 0 L 21600 0 21600 21600 0 21600 0 0 Z N"/>
        </draw:custom-shape>
        <draw:polyline draw:style-name="gr17" draw:text-style-name="P10" draw:layer="layout" svg:width="7.685cm" svg:height="2.355cm" draw:transform="rotate (1.95407063053285) translate (4.58916939082035cm 21.0091886000824cm)" svg:viewBox="0 0 7686 2356" draw:points="0,1629 1022,1502 1843,0 7686,2356">
          <text:p/>
        </draw:polyline>
        <draw:polyline draw:style-name="gr17" draw:text-style-name="P10" draw:layer="layout" svg:width="19.501cm" svg:height="6.901cm" draw:transform="rotate (1.95407063053285) translate (4.39183496272786cm 20.9677923670124cm)" svg:viewBox="0 0 19502 6902" draw:points="0,1518 854,1539 1583,0 19502,6902">
          <text:p/>
        </draw:polyline>
        <draw:polyline draw:style-name="gr23" draw:text-style-name="P10" draw:layer="layout" svg:width="11.967cm" svg:height="3.965cm" draw:transform="skewX (-3.92412724376624E-017) rotate (2.84506121367596) translate (13.5863950369644cm 27.090133621763cm)" svg:viewBox="0 0 11968 3966" draw:points="175,3700 0,3127 10233,0 11968,3966">
          <text:p/>
        </draw:polyline>
        <draw:polyline draw:style-name="gr23" draw:text-style-name="P10" draw:layer="layout" svg:width="12.206cm" svg:height="4.215cm" draw:transform="rotate (2.84506121367596) translate (13.7420561856676cm 27.3988022739762cm)" svg:viewBox="0 0 12207 4216" draw:points="0,1567 638,2627 10605,0 12207,4216">
          <text:p/>
        </draw:polyline>
        <draw:polyline draw:style-name="gr23" draw:text-style-name="P10" draw:layer="layout" svg:width="5.324cm" svg:height="6.476cm" draw:transform="rotate (2.84506121367596) translate (6.5cm 27.55cm)" svg:viewBox="0 0 5325 6477" draw:points="0,0 307,1004 3673,1753 5325,6477">
          <text:p/>
        </draw:polyline>
        <draw:polyline draw:style-name="gr23" draw:text-style-name="P10" draw:layer="layout" svg:width="1.447cm" svg:height="3.156cm" draw:transform="rotate (-2.38970481183064) translate (8.5575261561799cm 25.7110767041015cm)" svg:viewBox="0 0 1448 3157" draw:points="139,3157 0,1109 1448,0">
          <text:p/>
        </draw:polyline>
        <draw:polyline draw:style-name="gr17" draw:text-style-name="P10" draw:layer="layout" svg:width="2.75cm" svg:height="1.802cm" draw:transform="rotate (2.4919811059975) translate (7.3cm 26.7cm)" svg:viewBox="0 0 2751 1803" draw:points="0,0 789,1535 2751,1803">
          <text:p/>
        </draw:polyline>
        <draw:polyline draw:style-name="gr23" draw:text-style-name="P10" draw:layer="layout" svg:width="6.826cm" svg:height="3.824cm" draw:transform="rotate (2.84506121367596) translate (9.82934743381225cm 21.7949758022511cm)" svg:viewBox="0 0 6827 3825" draw:points="468,3825 0,2295 6827,0 2561,1094 2319,645">
          <text:p/>
        </draw:polyline>
        <draw:polyline draw:style-name="gr23" draw:text-style-name="P10" draw:layer="layout" svg:width="7.989cm" svg:height="4.419cm" draw:transform="skewX (1.0547561892184E-016) rotate (-2.38970481183064) translate (9.13601663236762cm 14.2425720496152cm)" svg:viewBox="0 0 7990 4420" draw:points="342,1883 0,2249 2761,4420 7990,0">
          <text:p/>
        </draw:polyline>
        <draw:line draw:style-name="gr23" draw:text-style-name="P10" draw:layer="layout" svg:x1="1cm" svg:y1="-3.4cm" svg:x2="3.3cm" svg:y2="-1.199cm">
          <text:p/>
        </draw:line>
        <draw:line draw:style-name="gr23" draw:text-style-name="P10" draw:layer="layout" svg:x1="3.3cm" svg:y1="-1.198cm" svg:x2="1.9cm" svg:y2="-4cm">
          <text:p/>
        </draw:line>
        <draw:frame draw:style-name="gr24" draw:text-style-name="P2" draw:layer="layout" svg:width="1.882cm" svg:height="0.789cm" svg:x="-0.482cm" svg:y="-4.789cm">
          <draw:text-box>
            <text:p text:style-name="P1"><text:span text:style-name="T1">Fernleitung 485_0V</text:span></text:p>
          </draw:text-box>
        </draw:frame>
        <draw:custom-shape draw:style-name="gr25" draw:text-style-name="P12" draw:layer="layout" svg:width="0.2cm" svg:height="0.2cm" svg:x="3.2cm" svg:y="-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" draw:layer="layout" svg:width="2.682cm" svg:height="0.9cm" svg:x="-4.2cm" svg:y="-2.4cm">
          <draw:text-box>
            <text:p text:style-name="P1"><text:span text:style-name="T1">pcb_dezentral Heizzentrale</text:span></text:p>
          </draw:text-box>
        </draw:frame>
        <draw:line draw:style-name="gr23" draw:text-style-name="P10" draw:layer="layout" svg:x1="2.4cm" svg:y1="-4.1cm" svg:x2="3.3cm" svg:y2="-1.198cm">
          <text:p/>
        </draw:line>
        <draw:line draw:style-name="gr23" draw:text-style-name="P10" draw:layer="layout" svg:x1="-1.8cm" svg:y1="-1.9cm" svg:x2="3.3cm" svg:y2="-1.197cm">
          <text:p/>
        </draw:line>
        <draw:polyline draw:style-name="gr23" draw:text-style-name="P10" draw:layer="layout" svg:width="3.472cm" svg:height="2.843cm" draw:transform="rotate (2.53683606777376) translate (8.30392846099162cm 2.33057145703525cm)" svg:viewBox="0 0 3473 2844" draw:points="0,2104 512,2844 3473,797 3044,0">
          <text:p/>
        </draw:polyline>
        <draw:polyline draw:style-name="gr23" draw:text-style-name="P10" draw:layer="layout" svg:width="3.257cm" svg:height="2.533cm" draw:transform="rotate (2.53683606777376) translate (11.8735500968603cm 2.04046142430239cm)" svg:viewBox="0 0 3258 2534" draw:points="0,1629 625,2534 3258,715 2885,0">
          <text:p/>
        </draw:polyline>
        <draw:frame draw:style-name="gr27" draw:text-style-name="P13" draw:layer="layout" svg:width="1.616cm" svg:height="0.384cm" draw:transform="rotate (1.5707963267949) translate (14.8cm -0.3cm)">
          <draw:text-box>
            <text:p text:style-name="P1"><text:span text:style-name="T3">Mischventil</text:span></text:p>
          </draw:text-box>
        </draw:frame>
        <draw:frame draw:style-name="gr28" draw:text-style-name="P13" draw:layer="layout" svg:width="3cm" svg:height="0.384cm" draw:transform="rotate (1.5707963267949) translate (14.3cm -0.3cm)">
          <draw:text-box>
            <text:p text:style-name="P1"><text:span text:style-name="T3">pcb_dezentral Heizung</text:span></text:p>
          </draw:text-box>
        </draw:frame>
        <draw:frame draw:style-name="gr29" draw:text-style-name="P14" draw:layer="layout" svg:width="1.616cm" svg:height="0.384cm" draw:transform="rotate (1.5707963267949) translate (14.3cm 5.516cm)">
          <draw:text-box>
            <text:p text:style-name="P1"><text:span text:style-name="T3">Analog OUT</text:span></text:p>
          </draw:text-box>
        </draw:frame>
        <draw:frame draw:style-name="gr30" draw:text-style-name="P14" draw:layer="layout" svg:width="1.3cm" svg:height="0.384cm" svg:x="6.3cm" svg:y="1.9cm">
          <draw:text-box>
            <text:p text:style-name="P1"><text:span text:style-name="T3">Häuser</text:span></text:p>
          </draw:text-box>
        </draw:frame>
        <draw:frame draw:style-name="gr31" draw:text-style-name="P14" draw:layer="layout" svg:width="1.3cm" svg:height="0.384cm" svg:x="9.9cm" svg:y="1.9cm">
          <draw:text-box>
            <text:p text:style-name="P1"><text:span text:style-name="T3">Häuser</text:span></text:p>
          </draw:text-box>
        </draw:frame>
        <draw:frame draw:style-name="gr32" draw:text-style-name="P14" draw:layer="layout" svg:width="1.3cm" svg:height="0.637cm" svg:x="13.4cm" svg:y="1.663cm">
          <draw:text-box>
            <text:p text:style-name="P1"><text:span text:style-name="T3">Modbus Heizung</text:span></text:p>
          </draw:text-box>
        </draw:frame>
        <draw:frame draw:style-name="gr33" draw:text-style-name="P15" draw:layer="layout" svg:width="0.747cm" svg:height="0.239cm" svg:x="9.4cm" svg:y="14.981cm">
          <draw:text-box>
            <text:p text:style-name="P1"><text:span text:style-name="T4">relais_0</text:span></text:p>
          </draw:text-box>
        </draw:frame>
        <draw:frame draw:style-name="gr34" draw:text-style-name="P15" draw:layer="layout" svg:width="0.747cm" svg:height="0.239cm" svg:x="10.219cm" svg:y="14.982cm">
          <draw:text-box>
            <text:p text:style-name="P1"><text:span text:style-name="T4">relais_1</text:span></text:p>
          </draw:text-box>
        </draw:frame>
        <draw:frame draw:style-name="gr35" draw:text-style-name="P15" draw:layer="layout" svg:width="0.747cm" svg:height="0.239cm" svg:x="11.039cm" svg:y="14.982cm">
          <draw:text-box>
            <text:p text:style-name="P1"><text:span text:style-name="T4">relais_2</text:span></text:p>
          </draw:text-box>
        </draw:frame>
        <draw:frame draw:style-name="gr36" draw:text-style-name="P15" draw:layer="layout" svg:width="0.747cm" svg:height="0.239cm" svg:x="11.858cm" svg:y="14.982cm">
          <draw:text-box>
            <text:p text:style-name="P1"><text:span text:style-name="T4">relais_3</text:span></text:p>
          </draw:text-box>
        </draw:frame>
        <draw:frame draw:style-name="gr37" draw:text-style-name="P15" draw:layer="layout" svg:width="0.747cm" svg:height="0.239cm" svg:x="12.678cm" svg:y="14.982cm">
          <draw:text-box>
            <text:p text:style-name="P1"><text:span text:style-name="T4">relais_4</text:span></text:p>
          </draw:text-box>
        </draw:frame>
        <draw:frame draw:style-name="gr38" draw:text-style-name="P15" draw:layer="layout" svg:width="0.747cm" svg:height="0.239cm" svg:x="13.497cm" svg:y="14.982cm">
          <draw:text-box>
            <text:p text:style-name="P1"><text:span text:style-name="T4">relais_5</text:span></text:p>
          </draw:text-box>
        </draw:frame>
        <draw:frame draw:style-name="gr39" draw:text-style-name="P15" draw:layer="layout" svg:width="0.747cm" svg:height="0.239cm" svg:x="12.675cm" svg:y="16.483cm">
          <draw:text-box>
            <text:p text:style-name="P1"><text:span text:style-name="T4">relais_7</text:span></text:p>
          </draw:text-box>
        </draw:frame>
        <draw:frame draw:style-name="gr40" draw:text-style-name="P15" draw:layer="layout" svg:width="0.747cm" svg:height="0.239cm" svg:x="13.494cm" svg:y="16.483cm">
          <draw:text-box>
            <text:p text:style-name="P1"><text:span text:style-name="T4">relais_6</text:span></text:p>
          </draw:text-box>
        </draw:frame>
        <draw:line draw:style-name="gr23" draw:text-style-name="P10" draw:layer="layout" svg:x1="-2.3cm" svg:y1="-1cm" svg:x2="3.3cm" svg:y2="-1.196cm">
          <text:p/>
        </draw:line>
        <draw:frame draw:style-name="gr41" draw:text-style-name="P2" draw:layer="layout" svg:width="1.9cm" svg:height="0.5cm" svg:x="-4.2cm" svg:y="-1.196cm">
          <draw:text-box>
            <text:p text:style-name="P1"><text:span text:style-name="T1">Mischventil</text:span></text:p>
          </draw:text-box>
        </draw:frame>
        <draw:polyline draw:style-name="gr23" draw:text-style-name="P10" draw:layer="layout" svg:width="4.005cm" svg:height="3.92cm" draw:transform="rotate (-2.38970481183064) translate (10.5594595893712cm 9.41306241735891cm)" svg:viewBox="0 0 4006 3921" draw:points="615,2648 0,3305 659,3921 4006,342 3641,0 3158,370">
          <text:p/>
        </draw:polyline>
        <draw:custom-shape draw:style-name="gr25" draw:text-style-name="P12" draw:layer="layout" svg:width="0.2cm" svg:height="0.2cm" svg:x="4.801cm" svg:y="-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" draw:text-style-name="P10" draw:layer="layout" svg:width="1.692cm" svg:height="1.589cm" draw:transform="rotate (-2.38970481183064) translate (13.2394717451423cm 18.3630213296228cm)" svg:viewBox="0 0 1693 1590" draw:points="0,497 665,0 1693,969 1169,1590">
          <text:p/>
        </draw:polyline>
        <draw:line draw:style-name="gr42" draw:text-style-name="P10" draw:layer="layout" svg:x1="12.1cm" svg:y1="18.652cm" svg:x2="12.1cm" svg:y2="18.952cm">
          <text:p/>
        </draw:line>
        <draw:polygon draw:style-name="gr42" draw:text-style-name="P10" draw:layer="layout" svg:width="0.285cm" svg:height="0.333cm" draw:transform="rotate (1.01141830153071) translate (11.6651797343321cm 18.8673393681614cm)" svg:viewBox="0 0 286 334" draw:points="254,0 286,334 0,159">
          <text:p/>
        </draw:polygon>
        <draw:custom-shape draw:style-name="gr25" draw:text-style-name="P12" draw:layer="layout" svg:width="0.2cm" svg:height="0.2cm" svg:x="12.65cm" svg:y="18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2cm" svg:height="0.2cm" svg:x="11.25cm" svg:y="18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5" draw:layer="layout" svg:width="1.928cm" svg:height="0.239cm" draw:transform="rotate (1.5707963267949) translate (8.4cm 23.128cm)">
          <draw:text-box>
            <text:p text:style-name="P1"><text:span text:style-name="T4">0.5A F Hausreihe R </text:span></text:p>
          </draw:text-box>
        </draw:frame>
        <draw:frame draw:style-name="gr44" draw:text-style-name="P15" draw:layer="layout" svg:width="1.975cm" svg:height="0.239cm" draw:transform="rotate (1.5707963267949) translate (8.8cm 23.128cm)">
          <draw:text-box>
            <text:p text:style-name="P1"><text:span text:style-name="T4">0.5 A F Hausreihe S </text:span></text:p>
          </draw:text-box>
        </draw:frame>
        <draw:frame draw:style-name="gr45" draw:text-style-name="P15" draw:layer="layout" svg:width="1.788cm" svg:height="0.239cm" draw:transform="rotate (1.5707963267949) translate (9.201cm 23.128cm)">
          <draw:text-box>
            <text:p text:style-name="P1"><text:span text:style-name="T4">0.5A FHausreihe T</text:span></text:p>
          </draw:text-box>
        </draw:frame>
        <draw:frame draw:style-name="gr46" draw:text-style-name="P15" draw:layer="layout" svg:width="1.928cm" svg:height="0.239cm" draw:transform="rotate (1.5707963267949) translate (9.6cm 23.128cm)">
          <draw:text-box>
            <text:p text:style-name="P1"><text:span text:style-name="T4">0.5 A F Hausreihe U</text:span></text:p>
          </draw:text-box>
        </draw:frame>
        <draw:frame draw:style-name="gr47" draw:text-style-name="P15" draw:layer="layout" svg:width="2.102cm" svg:height="0.239cm" draw:transform="rotate (1.5707963267949) translate (11.2cm 23.128cm)">
          <draw:text-box>
            <text:p text:style-name="P1"><text:span text:style-name="T4">1A T Relais Automatik</text:span></text:p>
          </draw:text-box>
        </draw:frame>
        <draw:frame draw:style-name="gr48" draw:text-style-name="P15" draw:layer="layout" svg:width="1.797cm" svg:height="0.239cm" draw:transform="rotate (1.5707963267949) translate (10cm 23.128cm)">
          <draw:text-box>
            <text:p text:style-name="P1"><text:span text:style-name="T4">0.5 A F Mischventil</text:span></text:p>
          </draw:text-box>
        </draw:frame>
        <draw:frame draw:style-name="gr49" draw:text-style-name="P15" draw:layer="layout" svg:width="1.06cm" svg:height="0.239cm" draw:transform="rotate (1.5707963267949) translate (11.5cm 31.4cm)">
          <draw:text-box>
            <text:p text:style-name="P1"><text:span text:style-name="T4">INTERNET</text:span></text:p>
          </draw:text-box>
        </draw:frame>
        <draw:frame draw:style-name="gr50" draw:text-style-name="P15" draw:layer="layout" svg:width="0.806cm" svg:height="0.239cm" draw:transform="rotate (1.5707963267949) translate (12.761cm 31.206cm)">
          <draw:text-box>
            <text:p text:style-name="P1"><text:span text:style-name="T4">Oekofen</text:span></text:p>
          </draw:text-box>
        </draw:frame>
        <draw:frame draw:style-name="gr51" draw:text-style-name="P15" draw:layer="layout" svg:width="1.052cm" svg:height="0.239cm" draw:transform="rotate (1.5707963267949) translate (11.7cm 26.852cm)">
          <draw:text-box>
            <text:p text:style-name="P1"><text:span text:style-name="T4">Mischventil</text:span></text:p>
          </draw:text-box>
        </draw:frame>
        <draw:frame draw:style-name="gr52" draw:text-style-name="P15" draw:layer="layout" svg:width="0.794cm" svg:height="0.239cm" draw:transform="rotate (1.5707963267949) translate (13.061cm 26.652cm)">
          <draw:text-box>
            <text:p text:style-name="P1"><text:span text:style-name="T4">RP Zero</text:span></text:p>
          </draw:text-box>
        </draw:frame>
        <draw:frame draw:style-name="gr53" draw:text-style-name="P15" draw:layer="layout" svg:width="0.794cm" svg:height="0.239cm" draw:transform="rotate (1.5707963267949) translate (13.861cm 31.206cm)">
          <draw:text-box>
            <text:p text:style-name="P1"><text:span text:style-name="T4">Reserve</text:span></text:p>
          </draw:text-box>
        </draw:frame>
        <draw:polyline draw:style-name="gr17" draw:text-style-name="P10" draw:layer="layout" svg:width="1.599cm" svg:height="2.498cm" svg:x="8.2cm" svg:y="11.301cm" svg:viewBox="0 0 1600 2499" draw:points="0,0 200,699 1600,1999 1600,2499">
          <text:p/>
        </draw:polyline>
        <draw:polyline draw:style-name="gr54" draw:text-style-name="P10" draw:layer="layout" svg:width="3.099cm" svg:height="1.299cm" svg:x="7.3cm" svg:y="12.5cm" svg:viewBox="0 0 3100 1300" draw:points="0,600 100,0 1300,0 3000,700 3100,1300">
          <text:p/>
        </draw:polyline>
        <draw:polyline draw:style-name="gr55" draw:text-style-name="P10" draw:layer="layout" svg:width="1.802cm" svg:height="0.565cm" draw:transform="rotate (-1.91008833338259) translate (10.7cm 12.1cm)" svg:viewBox="0 0 1803 566" draw:points="0,0 200,566 1803,0">
          <text:p/>
        </draw:polyline>
        <draw:polyline draw:style-name="gr55" draw:text-style-name="P10" draw:layer="layout" svg:width="0.526cm" svg:height="0.602cm" draw:transform="rotate (-1.86226631187795) translate (10.9cm 12.5cm)" svg:viewBox="0 0 527 603" draw:points="527,364 77,603 0,0">
          <text:p/>
        </draw:polyline>
        <draw:line draw:style-name="gr54" draw:text-style-name="P10" draw:layer="layout" svg:x1="10.4cm" svg:y1="13.8cm" svg:x2="10.4cm" svg:y2="12.8cm">
          <text:p/>
        </draw:line>
        <draw:custom-shape draw:style-name="gr56" draw:text-style-name="P17" draw:layer="layout" svg:width="0.55cm" svg:height="0.3cm" draw:transform="rotate (1.5707963267949) translate (10.3cm 13.25cm)">
          <text:p text:style-name="P16"><text:span text:style-name="T5">2k2</text:span></text:p>
          <draw:enhanced-geometry svg:viewBox="0 0 21600 21600" draw:type="rectangle" draw:enhanced-path="M 0 0 L 21600 0 21600 21600 0 21600 0 0 Z N"/>
        </draw:custom-shape>
        <draw:g>
          <draw:line draw:style-name="gr55" draw:text-style-name="P10" draw:layer="layout" svg:x1="13.9cm" svg:y1="18cm" svg:x2="13.9cm" svg:y2="19.6cm">
            <text:p/>
          </draw:line>
          <draw:line draw:style-name="gr55" draw:text-style-name="P10" draw:layer="layout" svg:x1="14.2cm" svg:y1="18cm" svg:x2="14.2cm" svg:y2="19.6cm">
            <text:p/>
          </draw:line>
        </draw:g>
        <draw:frame draw:style-name="gr57" draw:text-style-name="P15" draw:layer="layout" svg:width="0.7cm" svg:height="0.239cm" svg:x="13.753cm" svg:y="19.7cm">
          <draw:text-box>
            <text:p text:style-name="P1"><text:span text:style-name="T4">pumpe</text:span></text:p>
          </draw:text-box>
        </draw:frame>
        <draw:g>
          <draw:line draw:style-name="gr55" draw:text-style-name="P10" draw:layer="layout" svg:x1="13.7cm" svg:y1="12.3cm" svg:x2="13.7cm" svg:y2="13.9cm">
            <text:p/>
          </draw:line>
          <draw:line draw:style-name="gr55" draw:text-style-name="P10" draw:layer="layout" svg:x1="14cm" svg:y1="12.3cm" svg:x2="14cm" svg:y2="13.9cm">
            <text:p/>
          </draw:line>
        </draw:g>
        <draw:g>
          <draw:line draw:style-name="gr55" draw:text-style-name="P10" draw:layer="layout" svg:x1="13cm" svg:y1="12.3cm" svg:x2="13cm" svg:y2="13.9cm">
            <text:p/>
          </draw:line>
          <draw:line draw:style-name="gr55" draw:text-style-name="P10" draw:layer="layout" svg:x1="13.3cm" svg:y1="12.3cm" svg:x2="13.3cm" svg:y2="13.9cm">
            <text:p/>
          </draw:line>
        </draw:g>
        <draw:g>
          <draw:line draw:style-name="gr55" draw:text-style-name="P10" draw:layer="layout" svg:x1="12.2cm" svg:y1="12.2cm" svg:x2="12.2cm" svg:y2="13.8cm">
            <text:p/>
          </draw:line>
          <draw:line draw:style-name="gr55" draw:text-style-name="P10" draw:layer="layout" svg:x1="12.5cm" svg:y1="12.2cm" svg:x2="12.5cm" svg:y2="13.8cm">
            <text:p/>
          </draw:line>
        </draw:g>
        <draw:g>
          <draw:line draw:style-name="gr55" draw:text-style-name="P10" draw:layer="layout" svg:x1="11.4cm" svg:y1="12.2cm" svg:x2="11.4cm" svg:y2="13.8cm">
            <text:p/>
          </draw:line>
          <draw:line draw:style-name="gr55" draw:text-style-name="P10" draw:layer="layout" svg:x1="11.7cm" svg:y1="12.2cm" svg:x2="11.7cm" svg:y2="13.8cm">
            <text:p/>
          </draw:line>
          <draw:line draw:style-name="gr55" draw:text-style-name="P10" draw:layer="layout" svg:x1="10.7cm" svg:y1="11.9cm" svg:x2="9.4cm" svg:y2="11.9cm">
            <text:p/>
          </draw:line>
        </draw:g>
        <draw:g>
          <draw:line draw:style-name="gr17" draw:text-style-name="P10" draw:layer="layout" svg:x1="8.5cm" svg:y1="20.4cm" svg:x2="8.5cm" svg:y2="21.1cm">
            <text:p/>
          </draw:line>
          <draw:line draw:style-name="gr17" draw:text-style-name="P10" draw:layer="layout" svg:x1="8.9cm" svg:y1="20.4cm" svg:x2="8.9cm" svg:y2="21.1cm">
            <text:p/>
          </draw:line>
          <draw:line draw:style-name="gr17" draw:text-style-name="P10" draw:layer="layout" svg:x1="9.3cm" svg:y1="20.4cm" svg:x2="9.3cm" svg:y2="21.1cm">
            <text:p/>
          </draw:line>
          <draw:line draw:style-name="gr17" draw:text-style-name="P10" draw:layer="layout" svg:x1="9.7cm" svg:y1="20.4cm" svg:x2="9.7cm" svg:y2="21.1cm">
            <text:p/>
          </draw:line>
          <draw:line draw:style-name="gr17" draw:text-style-name="P10" draw:layer="layout" svg:x1="10.1cm" svg:y1="20.4cm" svg:x2="10.1cm" svg:y2="21.1cm">
            <text:p/>
          </draw:line>
          <draw:line draw:style-name="gr17" draw:text-style-name="P10" draw:layer="layout" svg:x1="10.5cm" svg:y1="20.4cm" svg:x2="10.5cm" svg:y2="21.1cm">
            <text:p/>
          </draw:line>
        </draw:g>
        <draw:polyline draw:style-name="gr55" draw:text-style-name="P10" draw:layer="layout" svg:width="17.707cm" svg:height="1.498cm" draw:transform="rotate (1.57655591332648) translate (14.9950808348103cm 23.9080918429785cm)" svg:viewBox="0 0 17708 1499" draw:points="408,7 8,5 0,1405 16300,1499 16508,0 17708,7">
          <text:p/>
        </draw:polyline>
        <draw:polyline draw:style-name="gr58" draw:text-style-name="P10" draw:layer="layout" svg:width="17.807cm" svg:height="1.895cm" draw:transform="rotate (1.57655591332648) translate (14.8000597104464cm 24.1103670264842cm)" svg:viewBox="0 0 17808 1896" draw:points="610,3 10,0 0,1800 16600,1896 16808,397 17808,403">
          <text:p/>
        </draw:polyline>
        <draw:polyline draw:style-name="gr55" draw:text-style-name="P10" draw:layer="layout" svg:width="13.809cm" svg:height="8.262cm" draw:transform="rotate (1.57655591332648) translate (7.90775931116091cm 20.0471844408833cm)" svg:viewBox="0 0 13810 8263" draw:points="1347,0 46,193 0,8192 12200,8263 12410,6564 13810,6572">
          <text:p/>
        </draw:polyline>
        <draw:polyline draw:style-name="gr58" draw:text-style-name="P10" draw:layer="layout" svg:width="13.908cm" svg:height="8.662cm" draw:transform="rotate (1.57655591332648) translate (7.60834852606478cm 20.1494849072995cm)" svg:viewBox="0 0 13909 8663" draw:points="1450,0 48,192 0,8592 12400,8663 12609,7064 13909,7072">
          <text:p/>
        </draw:polyline>
        <draw:line draw:style-name="gr55" draw:text-style-name="P10" draw:layer="layout" svg:x1="15.1cm" svg:y1="0.7cm" svg:x2="15.1cm" svg:y2="-0.1cm">
          <text:p/>
        </draw:line>
        <draw:line draw:style-name="gr58" draw:text-style-name="P10" draw:layer="layout" svg:x1="14.9cm" svg:y1="0.7cm" svg:x2="14.9cm" svg:y2="-0.1cm">
          <text:p/>
        </draw:line>
        <draw:line draw:style-name="gr23" draw:text-style-name="P10" draw:layer="layout" svg:x1="7.1cm" svg:y1="13.1cm" svg:x2="7.1cm" svg:y2="12.4cm">
          <text:p/>
        </draw:line>
        <draw:custom-shape draw:style-name="gr59" draw:text-style-name="P19" draw:layer="layout" svg:width="0.45cm" svg:height="0.2cm" draw:transform="rotate (1.5707963267949) translate (14.5cm 7.1cm)">
          <text:p text:style-name="P18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0.45cm" svg:height="0.2cm" draw:transform="rotate (1.5707963267949) translate (14.3cm 7.1cm)">
          <text:p text:style-name="P18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0.45cm" svg:height="0.2cm" draw:transform="rotate (1.5707963267949) translate (14.984cm 0.35cm)">
          <text:p text:style-name="P18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0.45cm" svg:height="0.2cm" draw:transform="rotate (1.5707963267949) translate (14.784cm 0.35cm)">
          <text:p text:style-name="P18"><text:span text:style-name="T6">56</text:span></text:p>
          <draw:enhanced-geometry svg:viewBox="0 0 21600 21600" draw:type="rectangle" draw:enhanced-path="M 0 0 L 21600 0 21600 21600 0 21600 0 0 Z N"/>
        </draw:custom-shape>
        <draw:line draw:style-name="gr55" draw:text-style-name="P10" draw:layer="layout" svg:x1="14.616cm" svg:y1="0.7cm" svg:x2="14.616cm" svg:y2="-0.1cm">
          <text:p/>
        </draw:line>
        <draw:line draw:style-name="gr58" draw:text-style-name="P10" draw:layer="layout" svg:x1="14.416cm" svg:y1="0.7cm" svg:x2="14.416cm" svg:y2="-0.1cm">
          <text:p/>
        </draw:line>
        <draw:custom-shape draw:style-name="gr59" draw:text-style-name="P19" draw:layer="layout" svg:width="0.45cm" svg:height="0.2cm" draw:transform="rotate (1.5707963267949) translate (14.5cm 0.35cm)">
          <text:p text:style-name="P18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0.45cm" svg:height="0.2cm" draw:transform="rotate (1.5707963267949) translate (14.3cm 0.35cm)">
          <text:p text:style-name="P18"><text:span text:style-name="T6">56</text:span></text:p>
          <draw:enhanced-geometry svg:viewBox="0 0 21600 21600" draw:type="rectangle" draw:enhanced-path="M 0 0 L 21600 0 21600 21600 0 21600 0 0 Z N"/>
        </draw:custom-shape>
        <draw:frame draw:style-name="gr60" draw:text-style-name="P5" draw:layer="layout" svg:width="1.8cm" svg:height="0.789cm" svg:x="4.6cm" svg:y="26.911cm">
          <draw:text-box>
            <text:p text:style-name="P1"><text:span text:style-name="T1">Power</text:span></text:p>
            <text:p text:style-name="P1"><text:span text:style-name="T1">Automatik</text:span></text:p>
          </draw:text-box>
        </draw:frame>
        <draw:frame draw:style-name="gr6" draw:text-style-name="P3" draw:layer="layout" svg:width="0.877cm" svg:height="1.5cm" draw:transform="rotate (1.5707963267949) translate (5cm 21.077cm)">
          <draw:image xlink:href="Pictures/10000000000000C500000151FC2B0A5DD38BDF5E.png" xlink:type="simple" xlink:show="embed" xlink:actuate="onLoad" draw:mime-type="image/png">
            <text:p/>
          </draw:image>
        </draw:frame>
        <draw:frame draw:style-name="gr6" draw:text-style-name="P3" draw:layer="layout" svg:width="0.877cm" svg:height="1.5cm" draw:transform="rotate (1.5707963267949) translate (6.5cm 21.078cm)">
          <draw:image xlink:href="Pictures/10000000000000C500000151FC2B0A5DD38BDF5E.png" xlink:type="simple" xlink:show="embed" xlink:actuate="onLoad" draw:mime-type="image/png">
            <text:p/>
          </draw:image>
        </draw:frame>
        <draw:polyline draw:style-name="gr23" draw:text-style-name="P10" draw:layer="layout" svg:width="2.988cm" svg:height="5.989cm" draw:transform="rotate (2.84506121367596) translate (7.801cm 26.7cm)" svg:viewBox="0 0 2989 5990" draw:points="0,0 269,1695 1951,2959 2981,5990 2989,5674">
          <text:p/>
        </draw:polyline>
        <draw:polyline draw:style-name="gr17" draw:text-style-name="P10" draw:layer="layout" svg:width="6.126cm" svg:height="2.921cm" draw:transform="skewX (-1.04051893690491E-016) rotate (2.31622645032168) translate (6.91694199315873cm 26.6766705672677cm)" svg:viewBox="0 0 6127 2922" draw:points="0,113 441,520 1057,0 1498,407 752,1215 452,803 1063,141 1357,413 610,1221 1187,1481 3261,266 6127,2911 5844,2922">
          <text:p/>
        </draw:polyline>
        <draw:polyline draw:style-name="gr17" draw:text-style-name="P10" draw:layer="layout" svg:width="3.853cm" svg:height="5.087cm" draw:transform="rotate (-0.0860447321233207) translate (5.5cm 20cm)" svg:viewBox="0 0 3854 5088" draw:points="3854,5088 0,0 34,399">
          <text:p/>
        </draw:polyline>
        <draw:polyline draw:style-name="gr23" draw:text-style-name="P10" draw:layer="layout" svg:width="11.117cm" svg:height="17.595cm" draw:transform="rotate (2.53683606777376) translate (3.3cm 19.8cm)" svg:viewBox="0 0 11118 17596" draw:points="8803,17134 9365,17596 11118,16263 0,0">
          <text:p/>
        </draw:polyline>
        <draw:polyline draw:style-name="gr23" draw:text-style-name="P10" draw:layer="layout" svg:width="13.942cm" svg:height="21.603cm" draw:transform="skewX (9.8936605828862E-017) rotate (-2.38970481183064) translate (15.8018581481463cm 12.1691278659827cm)" svg:viewBox="0 0 13943 21604" draw:points="747,21604 0,18304 13943,3686 11577,653 12051,0">
          <text:p/>
        </draw:polyline>
        <draw:custom-shape draw:style-name="gr25" draw:text-style-name="P12" draw:layer="layout" svg:width="0.2cm" svg:height="0.2cm" svg:x="3.2cm" svg:y="1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" draw:text-style-name="P10" draw:layer="layout" svg:width="7.609cm" svg:height="7.277cm" draw:transform="skewX (-6.72646924165182E-017) rotate (-2.38970481183064) translate (12.2159621181765cm 15.8094287446021cm)" svg:viewBox="0 0 7610 7278" draw:points="0,6173 409,5735 2937,7278 7610,3159 5975,808 6867,0">
          <text:p/>
        </draw:polyline>
        <draw:polyline draw:style-name="gr23" draw:text-style-name="P10" draw:layer="layout" svg:width="0.586cm" svg:height="0.756cm" draw:transform="rotate (2.84506121367596) translate (14.4743849075784cm 25.9838355221055cm)" svg:viewBox="0 0 587 757" draw:points="287,0 587,640 205,757 0,88">
          <text:p/>
        </draw:polyline>
        <draw:custom-shape draw:style-name="gr25" draw:text-style-name="P12" draw:layer="layout" svg:width="0.2cm" svg:height="0.2cm" svg:x="8.8cm" svg:y="2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15" draw:layer="layout" svg:width="2.33cm" svg:height="0.239cm" draw:transform="rotate (1.5707963267949) translate (10.4cm 23.128cm)">
          <draw:text-box>
            <text:p text:style-name="P1"><text:span text:style-name="T4">0.5 A F pcb Heizzentrale</text:span></text:p>
          </draw:text-box>
        </draw:frame>
        <draw:polyline draw:style-name="gr23" draw:text-style-name="P10" draw:layer="layout" svg:width="0.984cm" svg:height="1.066cm" draw:transform="rotate (-2.38970481183064) translate (11.5524505069422cm 18.3769004445503cm)" svg:viewBox="0 0 985 1067" draw:points="443,1067 985,342 619,0 0,516">
          <text:p/>
        </draw:polyline>
        <draw:frame draw:style-name="gr62" draw:text-style-name="P14" draw:layer="layout" svg:width="1.616cm" svg:height="0.384cm" draw:transform="rotate (1.5707963267949) translate (13.796cm 5.521cm)">
          <draw:text-box>
            <text:p text:style-name="P1"><text:span text:style-name="T3">Relais</text:span></text:p>
          </draw:text-box>
        </draw:frame>
        <draw:custom-shape draw:style-name="gr59" draw:text-style-name="P19" draw:layer="layout" svg:width="0.45cm" svg:height="0.2cm" draw:transform="rotate (1.5707963267949) translate (13.996cm 7.105cm)">
          <text:p text:style-name="P18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0.45cm" svg:height="0.2cm" draw:transform="rotate (1.5707963267949) translate (13.796cm 7.105cm)">
          <text:p text:style-name="P18"><text:span text:style-name="T6">56</text:span></text:p>
          <draw:enhanced-geometry svg:viewBox="0 0 21600 21600" draw:type="rectangle" draw:enhanced-path="M 0 0 L 21600 0 21600 21600 0 21600 0 0 Z N"/>
        </draw:custom-shape>
        <draw:frame draw:style-name="gr63" draw:text-style-name="P15" draw:layer="layout" svg:width="0.73cm" svg:height="0.239cm" draw:transform="rotate (1.5707963267949) translate (10.8cm 23.13cm)">
          <draw:text-box>
            <text:p text:style-name="P1"><text:span text:style-name="T4">0.5 A F</text:span></text:p>
          </draw:text-box>
        </draw:frame>
        <draw:frame draw:style-name="gr64" draw:text-style-name="P3" draw:layer="layout" svg:width="0.877cm" svg:height="0.9cm" draw:transform="rotate (-3.14159265358979) translate (11.3cm 12.6cm)">
          <draw:image xlink:href="Pictures/10000000000000C500000151FC2B0A5DD38BDF5E.png" xlink:type="simple" xlink:show="embed" xlink:actuate="onLoad" draw:mime-type="image/png">
            <text:p/>
          </draw:image>
        </draw:frame>
        <draw:frame draw:style-name="gr65" draw:text-style-name="P15" draw:layer="layout" svg:width="0.938cm" svg:height="0.239cm" svg:x="10.641cm" svg:y="16.661cm">
          <draw:text-box>
            <text:p text:style-name="P1"><text:span text:style-name="T4">Modbus 1</text:span></text:p>
          </draw:text-box>
        </draw:frame>
        <draw:frame draw:style-name="gr66" draw:text-style-name="P15" draw:layer="layout" svg:width="0.938cm" svg:height="0.239cm" svg:x="7.3cm" svg:y="17.561cm">
          <draw:text-box>
            <text:p text:style-name="P1"><text:span text:style-name="T4">Modbus 2</text:span></text:p>
          </draw:text-box>
        </draw:frame>
        <draw:frame draw:style-name="gr67" draw:text-style-name="P15" draw:layer="layout" svg:width="1.018cm" svg:height="0.477cm" svg:x="7.282cm" svg:y="17cm">
          <draw:text-box>
            <text:p text:style-name="P1"><text:span text:style-name="T4">Adresse </text:span></text:p>
            <text:p text:style-name="P1"><text:span text:style-name="T4">eingestellt:</text:span></text:p>
          </draw:text-box>
        </draw:frame>
        <draw:g draw:style-name="gr3">
          <draw:frame draw:style-name="gr68" draw:text-style-name="P7" draw:layer="layout" svg:width="4.327cm" svg:height="2.8cm" svg:x="9.4cm" svg:y="8.2cm">
            <draw:image xlink:href="Pictures/10000000000005180000034C49435C2CC175F44F.png" xlink:type="simple" xlink:show="embed" xlink:actuate="onLoad" draw:mime-type="image/png">
              <text:p/>
            </draw:image>
          </draw:frame>
          <draw:custom-shape draw:style-name="gr69" draw:text-style-name="P21" draw:layer="layout" svg:width="1.974cm" svg:height="1.3cm" svg:x="9.926cm" svg:y="8.9cm">
            <text:p text:style-name="P20"><text:span text:style-name="T1">RP Pi 4 B</text:span></text:p>
            <text:p text:style-name="P20"><text:span text:style-name="T1">4GB</text:span></text:p>
            <draw:enhanced-geometry svg:viewBox="0 0 21600 21600" draw:type="rectangle" draw:enhanced-path="M 0 0 L 21600 0 21600 21600 0 21600 0 0 Z N"/>
          </draw:custom-shape>
        </draw:g>
        <draw:polyline draw:style-name="gr17" draw:text-style-name="P10" draw:layer="layout" svg:width="0.399cm" svg:height="1.798cm" svg:x="7.9cm" svg:y="11.301cm" svg:viewBox="0 0 400 1799" draw:points="300,0 400,699 100,1099 0,1799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imes New Roman1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screen"/>
      <draw:layer draw:name="measurelines" draw:display="none"/>
      <draw:layer draw:name="Fotos"/>
      <draw:layer draw:name="Frontdruck"/>
      <draw:layer draw:name="Bohrlehr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1-25T09:55:11.292000000</dc:date>
    <meta:print-date>2024-01-20T11:39:03.640000000</meta:print-date>
    <meta:editing-cycles>480</meta:editing-cycles>
    <meta:editing-duration>P38DT4H48M45S</meta:editing-duration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